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Liberation Serif" svg:font-family="Liberation Serif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Ubuntu" svg:font-family="Ubuntu" style:font-family-generic="swiss" style:font-pitch="variable" svg:panose-1="2 11 5 4 3 6 2 3 2 4"/>
    <style:font-face style:name="Ubuntu Mono" svg:font-family="Ubuntu Mono" style:font-family-generic="system" style:font-pitch="fixed"/>
    <style:font-face style:name="Brush Script MT" svg:font-family="Brush Script MT" style:font-family-generic="script" style:font-pitch="variable" svg:panose-1="3 6 8 2 4 4 6 7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>
        <style:tab-stops>
          <style:tab-stop style:type="left" style:position="5.5in"/>
        </style:tab-stops>
      </style:paragraph-properties>
    </style:style>
    <style:style style:name="T8" style:parent-style-name="Absatz-Standardschriftart" style:family="text">
      <style:text-properties style:font-name="Ubuntu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9" style:parent-style-name="Absatz-Standardschriftart" style:family="text">
      <style:text-properties style:font-name="Ubuntu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10" style:parent-style-name="Absatz-Standardschriftart" style:family="text">
      <style:text-properties style:font-name="Ubuntu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11" style:parent-style-name="Absatz-Standardschriftart" style:family="text">
      <style:text-properties style:font-name="Ubuntu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style:font-name="Ubuntu"/>
    </style:style>
    <style:style style:name="P13" style:parent-style-name="Standard" style:family="paragraph">
      <style:text-properties style:font-name="Ubuntu"/>
    </style:style>
    <style:style style:name="P14" style:parent-style-name="Standard" style:family="paragraph">
      <style:paragraph-properties fo:margin-bottom="0.118in" fo:line-height="150%"/>
    </style:style>
    <style:style style:name="T15" style:parent-style-name="Absatz-Standardschriftart" style:family="text">
      <style:text-properties style:font-name="Ubuntu" fo:language="de" fo:country="DE"/>
    </style:style>
    <style:style style:name="T16" style:parent-style-name="Absatz-Standardschriftart" style:family="text">
      <style:text-properties style:font-name="Ubuntu Mono" fo:font-weight="bold" style:font-weight-asian="bold" style:font-weight-complex="bold" fo:language="de" fo:country="DE"/>
    </style:style>
    <style:style style:name="P17" style:parent-style-name="Standard" style:family="paragraph">
      <style:paragraph-properties fo:margin-bottom="0.118in" fo:line-height="150%"/>
    </style:style>
    <style:style style:name="T18" style:parent-style-name="Absatz-Standardschriftart" style:family="text">
      <style:text-properties style:font-name="Ubuntu" fo:font-weight="bold" style:font-weight-asian="bold" style:font-weight-complex="bold" fo:language="de" fo:country="DE"/>
    </style:style>
    <style:style style:name="T19" style:parent-style-name="Absatz-Standardschriftart" style:family="text">
      <style:text-properties style:font-name="Ubuntu" fo:language="de" fo:country="DE"/>
    </style:style>
    <style:style style:name="T20" style:parent-style-name="Absatz-Standardschriftart" style:family="text">
      <style:text-properties style:font-name="Ubuntu" fo:language="de" fo:country="DE"/>
    </style:style>
    <style:style style:name="P21" style:parent-style-name="Standard" style:family="paragraph">
      <style:paragraph-properties fo:margin-bottom="0.118in" fo:line-height="150%"/>
      <style:text-properties fo:language="de" fo:country="DE"/>
    </style:style>
    <style:style style:name="P22" style:parent-style-name="Standard" style:family="paragraph">
      <style:paragraph-properties fo:margin-bottom="0.118in" fo:line-height="150%"/>
      <style:text-properties style:font-name="Ubuntu"/>
    </style:style>
    <style:style style:name="P23" style:parent-style-name="Standard" style:family="paragraph">
      <style:paragraph-properties fo:margin-bottom="0.118in" fo:line-height="150%"/>
      <style:text-properties style:font-name="Brush Script MT" fo:font-size="17pt" style:font-size-asian="17pt" style:font-size-complex="17pt" fo:language="de" fo:country="DE"/>
    </style:style>
    <style:style style:name="P24" style:parent-style-name="Standard" style:family="paragraph">
      <style:paragraph-properties fo:margin-bottom="0.118in" fo:line-height="150%"/>
      <style:text-properties style:font-name="Ubuntu"/>
    </style:style>
    <style:style style:name="P25" style:parent-style-name="Standard" style:family="paragraph">
      <style:paragraph-properties fo:margin-bottom="0.118in" fo:line-height="150%"/>
      <style:text-properties style:font-name="Ubuntu"/>
    </style:style>
    <style:style style:name="P26" style:parent-style-name="Standard" style:family="paragraph">
      <style:paragraph-properties fo:margin-bottom="0.118in" fo:line-height="150%"/>
      <style:text-properties style:font-name="Ubuntu"/>
    </style:style>
    <style:style style:name="P27" style:parent-style-name="Standard" style:family="paragraph">
      <style:paragraph-properties fo:margin-bottom="0.118in" fo:line-height="150%"/>
      <style:text-properties style:font-name="Ubuntu"/>
    </style:style>
    <style:style style:name="P28" style:parent-style-name="Standard" style:family="paragraph">
      <style:paragraph-properties fo:margin-bottom="0.118in" fo:line-height="150%"/>
      <style:text-properties style:font-name="Ubuntu"/>
    </style:style>
    <style:style style:name="P29" style:parent-style-name="Standard" style:family="paragraph">
      <style:paragraph-properties fo:margin-bottom="0.118in" fo:line-height="150%"/>
      <style:text-properties style:font-name="Ubuntu"/>
    </style:style>
    <style:style style:name="P30" style:parent-style-name="Standard" style:family="paragraph">
      <style:paragraph-properties fo:margin-bottom="0.118in" fo:line-height="150%"/>
      <style:text-properties style:font-name="Ubuntu"/>
    </style:style>
    <style:style style:name="P31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32" style:parent-style-name="Standard" style:family="paragraph">
      <style:paragraph-properties fo:margin-bottom="0.118in" fo:line-height="150%"/>
      <style:text-properties style:font-name="Ubuntu"/>
    </style:style>
    <style:style style:name="P33" style:parent-style-name="Standard" style:family="paragraph">
      <style:paragraph-properties fo:margin-bottom="0.118in" fo:line-height="150%"/>
      <style:text-properties style:font-name="Ubuntu"/>
    </style:style>
    <style:style style:name="P34" style:parent-style-name="Standard" style:family="paragraph">
      <style:paragraph-properties fo:margin-bottom="0.118in" fo:line-height="150%"/>
      <style:text-properties style:font-name="Ubuntu"/>
    </style:style>
    <style:style style:name="P35" style:parent-style-name="Standard" style:family="paragraph">
      <style:paragraph-properties fo:margin-bottom="0.118in" fo:line-height="150%"/>
      <style:text-properties style:font-name="Ubuntu"/>
    </style:style>
    <style:style style:name="P36" style:parent-style-name="Standard" style:family="paragraph">
      <style:paragraph-properties fo:margin-bottom="0.118in" fo:line-height="150%"/>
      <style:text-properties style:font-name="Ubuntu"/>
    </style:style>
    <style:style style:name="P37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38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39" style:parent-style-name="Standard" style:family="paragraph">
      <style:paragraph-properties fo:break-before="page" fo:margin-bottom="0.118in" fo:line-height="150%"/>
    </style:style>
    <style:style style:name="T40" style:parent-style-name="Absatz-Standardschriftart" style:family="text">
      <style:text-properties style:font-name="Ubuntu" fo:font-weight="bold" style:font-weight-asian="bold" style:font-weight-complex="bold" fo:language="de" fo:country="DE"/>
    </style:style>
    <style:style style:name="T41" style:parent-style-name="Absatz-Standardschriftart" style:family="text">
      <style:text-properties style:font-name="Ubuntu" fo:language="de" fo:country="DE"/>
    </style:style>
    <style:style style:name="P42" style:parent-style-name="Standard" style:family="paragraph">
      <style:paragraph-properties fo:margin-bottom="0.118in" fo:line-height="150%"/>
      <style:text-properties style:font-name="Ubuntu" fo:font-style="italic" style:font-style-asian="italic" style:font-style-complex="italic" fo:language="de" fo:country="DE"/>
    </style:style>
    <style:style style:name="P43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44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45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46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47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48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49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50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51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52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53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54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55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56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57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58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59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60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61" style:parent-style-name="Standard" style:family="paragraph">
      <style:paragraph-properties fo:margin-bottom="0.118in" fo:line-height="150%"/>
      <style:text-properties style:font-name="Ubuntu" fo:language="de" fo:country="DE"/>
    </style:style>
  </office:automatic-styles>
  <office:body>
    <office:text text:use-soft-page-breaks="true">
      <text:p text:style-name="P1"><text:span text:style-name="T8">Arbeitsblatt<text:s/></text:span><text:span text:style-name="T9">1</text:span><text:span text:style-name="T10">:<text:s/></text:span><text:span text:style-name="T11">GROUP BY und HAVING</text:span></text:p>
      <text:p text:style-name="P12"/>
      <text:p text:style-name="P13"/>
      <text:p text:style-name="P14"><text:span text:style-name="T15">Alle nachfolgenden Aufgaben beziehen sich auf die Tabelle<text:s/></text:span><text:span text:style-name="T16">Person.</text:span></text:p>
      <text:p text:style-name="P17"><text:span text:style-name="T18">Aufgabe 1)</text:span><text:span text:style-name="T19"><text:s/>Überlege Dir, welche Ergebnisse du bei den<text:s/></text:span><text:span text:style-name="T20">folgenden SQL-Select-Abfragen erwartest und beschreibe sie. Probiere Sie anschließend in der Datenbank aus.</text:span></text:p>
      <text:p text:style-name="P21"/>
      <text:p text:style-name="P22">Bsp)<text:s/>SELECT<text:s/>year_of_birth, MAX(height)<text:s/>FROM Person<text:s/>GROUP BY year_of_birth</text:p>
      <text:p text:style-name="P23">Gibt<text:s/>für jedes Geburtsjahr die maximale Körpergröße an.</text:p>
      <text:p text:style-name="P24">a) SELECT<text:s/>gender, MIN(year_of_birth) FROM Person GOUP BY gender</text:p>
      <text:p text:style-name="P25">……………………………………………………………………………………………………</text:p>
      <text:p text:style-name="P26">b) SELECT<text:s/>gender, COUNT(*)<text:s/>FROM Person<text:s/>GROUP BY gender</text:p>
      <text:p text:style-name="P27">……………………………………………………………………………………………………</text:p>
      <text:p text:style-name="P28">c) SELECT<text:s/>gender, MAX(year_of_birth) FROM Person WHERE height &lt; 1.70 GROUP BY gender</text:p>
      <text:p text:style-name="P29">……………………………………………………………………………………………………</text:p>
      <text:p text:style-name="P30">d) SELECT<text:s/>year_of_birth, COUNT(*)<text:s/>FROM Person<text:s/>WHERE year_of_birth &gt; 2000<text:s/>GROUP BY year_of_birth</text:p>
      <text:p text:style-name="P31">……………………………………………………………………………………………………</text:p>
      <text:p text:style-name="P32">e)<text:s/>SELECT name,<text:s/>gender, MAX(year_of_birth) FROM Person GROUP BY name,<text:s/>gender</text:p>
      <text:p text:style-name="P33">……………………………………………………………………………………………………</text:p>
      <text:p text:style-name="P34">f) SELECT<text:s/>gender, AVG(height)<text:s/>FROM Person GROUP BY gender</text:p>
      <text:p text:style-name="P35">……………………………………………………………………………………………………</text:p>
      <text:p text:style-name="P36">g) SELECT<text:s/>gender, MAX(year_of_birth) FROM Person HAVING MAX(year_of_birth) &gt; 2000 GROUP BY gender</text:p>
      <text:p text:style-name="P37">……………………………………………………………………………………………………</text:p>
      <text:p text:style-name="P38"><text:tab/></text:p>
      <text:soft-page-break/>
      <text:p text:style-name="P39"><text:span text:style-name="T40">Aufgabe 2)</text:span><text:span text:style-name="T41"><text:s/>Erstelle selbst SQL-SELECT-Abfragen, die folgendes ausgeben:</text:span></text:p>
      <text:p text:style-name="P42">Probiere deine Anfrage zuerst in der<text:s/>Datenbank aus. Schreibe sie anschließend hier auf</text:p>
      <text:p text:style-name="P43">a)<text:s/>Die Durchschnittsgröße aller mit diversem Geschlecht.</text:p>
      <text:p text:style-name="P44">……………………………………………………………………………………………………</text:p>
      <text:p text:style-name="P45">b)<text:s/>Das durchschnittliche Alter aller Personen, die mit Vornamen „Ali“ heißen.</text:p>
      <text:p text:style-name="P46">……………………………………………………………………………………………………</text:p>
      <text:p text:style-name="P47">c)<text:s/>Die jeweilige Anzahl aller in der Tabelle vorkommenden Vornamen.<text:s/></text:p>
      <text:p text:style-name="P48">……………………………………………………………………………………………………</text:p>
      <text:p text:style-name="P49">d)<text:s/>Die Vor- und Nachnamen der jüngsten Personen aller drei Geschlechter.</text:p>
      <text:p text:style-name="P50">……………………………………………………………………………………………………</text:p>
      <text:p text:style-name="P51">e)<text:s/>Das durchschnittliche Alter aller Personen in der Tabelle, die nach 1995 geboren sind.</text:p>
      <text:p text:style-name="P52">……………………………………………………………………………………………………</text:p>
      <text:p text:style-name="P53">f)<text:s/>Die Summe der Körpergröße aller Geschlechter, absteigend sortiert nach Geschlecht.<text:s/></text:p>
      <text:p text:style-name="P54">……………………………………………………………………………………………………</text:p>
      <text:p text:style-name="P55">g)<text:s/>Finde für jeden Vornamen die kleinste Person</text:p>
      <text:p text:style-name="P56">……………………………………………………………………………………………………</text:p>
      <text:p text:style-name="P57">h)<text:s/>Die<text:s/>Durchschnittsgröße für jedes Geschlecht. Dabei sollen nur die Personen, die nach 2005 geboren sind, berücksichtigt werden.</text:p>
      <text:p text:style-name="P58">……………………………………………………………………………………………………</text:p>
      <text:p text:style-name="P59">i)<text:s/>Die Durchschnittsgröße aller Personen, die kleiner als 1.50m sind.</text:p>
      <text:p text:style-name="P60">……………………………………………………………………………………………………</text:p>
      <text:p text:style-name="P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Liberation Serif" svg:font-family="Liberation Serif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Ubuntu" svg:font-family="Ubuntu" style:font-family-generic="swiss" style:font-pitch="variable" svg:panose-1="2 11 5 4 3 6 2 3 2 4"/>
    <style:font-face style:name="Ubuntu Mono" svg:font-family="Ubuntu Mono" style:font-family-generic="system" style:font-pitch="fixed"/>
    <style:font-face style:name="Brush Script MT" svg:font-family="Brush Script MT" style:font-family-generic="script" style:font-pitch="variable" svg:panose-1="3 6 8 2 4 4 6 7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style:font-name="Liberation Serif" style:font-name-complex="Verdana" fo:font-weight="bold" style:font-weight-asian="bold" style:font-weight-complex="bold" fo:font-size="24pt" style:font-size-asian="24pt" style:font-size-complex="24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Kopfzeile" style:display-name="Kopfzeile" style:family="paragraph" style:parent-style-name="HeaderandFooter">
      <style:text-properties fo:hyphenate="false"/>
    </style:style>
    <style:style style:name="Fußzeile" style:display-name="Fuß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umberingSymbols" style:display-name="Numbering Symbols" style:family="text"/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8076in" fo:margin-left="0.8076in" fo:margin-bottom="0.5in" fo:margin-right="0.807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402in"/>
      </style:header-style>
      <style:footer-style>
        <style:header-footer-properties style:dynamic-spacing="true" fo:min-height="0in"/>
      </style:footer-style>
    </style:page-layout>
    <style:style style:name="T2" style:parent-style-name="Absatz-Standardschriftart" style:family="text">
      <style:text-properties style:font-name="Ubuntu" fo:language="de" fo:country="DE"/>
    </style:style>
    <style:style style:name="T3" style:parent-style-name="Absatz-Standardschriftart" style:family="text">
      <style:text-properties style:font-name="Ubuntu" fo:language="de" fo:country="DE"/>
    </style:style>
    <style:style style:name="T4" style:parent-style-name="Absatz-Standardschriftart" style:family="text">
      <style:text-properties style:font-name="Ubuntu" fo:language="de" fo:country="DE"/>
    </style:style>
    <style:style style:name="T5" style:parent-style-name="Absatz-Standardschriftart" style:family="text">
      <style:text-properties style:font-name="Ubuntu" fo:language="de" fo:country="DE"/>
    </style:style>
    <style:style style:name="T6" style:parent-style-name="Absatz-Standardschriftart" style:family="text">
      <style:text-properties style:font-name="Ubuntu" fo:language="de" fo:country="DE"/>
    </style:style>
    <style:style style:name="T7" style:parent-style-name="Absatz-Standardschriftart" style:family="text">
      <style:text-properties style:font-name="Ubuntu" fo:language="de" fo:country="DE"/>
    </style:style>
  </office:automatic-styles>
  <office:master-styles>
    <style:master-page style:name="MP0" style:page-layout-name="PL0">
      <style:header>
        <text:p text:style-name="Kopfzeile"><text:span text:style-name="T2">DB10</text:span><text:span text:style-name="T3">6</text:span><text:span text:style-name="T4"><text:tab/>Datenbanken I:<text:s/></text:span><text:span text:style-name="T5">Sortieren und Begrenzen</text:span><text:span text:style-name="T6"><text:tab/>Seite<text:s/></text:span><text:span text:style-name="T7"><text:page-number text:fixed="false">2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tefan Klein</meta:initial-creator>
    <dc:creator>Stefan Klein</dc:creator>
    <meta:creation-date>2021-02-02T16:59:00Z</meta:creation-date>
    <dc:date>2021-02-02T17:22:00Z</dc:date>
    <meta:template xlink:href="Normal" xlink:type="simple"/>
    <meta:editing-cycles>3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2" meta:paragraph-count="4" meta:word-count="331" meta:character-count="2414" meta:row-count="17" meta:non-whitespace-character-count="2087"/>
  </office:meta>
</office:document-meta>
</file>